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4">
      <style:paragraph-properties fo:padding="0.0193in" fo:border="0.06pt solid #d9d9e3"/>
      <style:text-properties fo:font-size="16.5pt" fo:font-weight="bold"/>
    </style:style>
    <style:style style:name="P2" style:family="paragraph" style:parent-style-name="Standard">
      <style:paragraph-properties fo:padding="0.0193in" fo:border="0.06pt solid #d9d9e3"/>
      <style:text-properties style:font-name="Times New Roman" fo:language="zxx" fo:country="none" style:language-asian="zxx" style:country-asian="none" style:language-complex="zxx" style:country-complex="none"/>
    </style:style>
    <style:style style:name="P3" style:family="paragraph" style:parent-style-name="Text_20_body">
      <style:paragraph-properties fo:padding="0.0193in" fo:border="0.06pt solid #d9d9e3"/>
    </style:style>
    <style:style style:name="P4" style:family="paragraph" style:parent-style-name="Text_20_body">
      <style:paragraph-properties fo:padding="0.0193in" fo:border="0.06pt solid #d9d9e3"/>
      <style:text-properties style:font-name="Times New Roman" fo:language="zxx" fo:country="none" style:language-asian="zxx" style:country-asian="none" style:language-complex="zxx" style:country-complex="none"/>
    </style:style>
    <style:style style:name="P5" style:family="paragraph" style:parent-style-name="Text_20_body">
      <style:paragraph-properties fo:margin-top="0in" fo:margin-bottom="0in" style:contextual-spacing="false"/>
    </style:style>
    <style:style style:name="T1" style:family="text">
      <style:text-properties officeooo:rsid="000ba1bb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João Costa | Candidatura para estágio curricular em cibersegurança</text:h>
      <text:section text:style-name="Sect1" text:name="mail-body">
        <text:p text:style-name="P5">Exmo.(a) Sr.(a),</text:p>
        <text:p text:style-name="P5"/>
        <text:p text:style-name="P5">O meu nome é João Costa e estou a frequentar um curso de especialização tecnológica (CET) na área de cibersegurança no Citeforma, em Lisboa.</text:p>
        <text:p text:style-name="P5"/>
        <text:p text:style-name="P5">Escrevo este email para perguntar se a vossa empresa está a aceitar candidaturas para estágios de momento, e se sim, apresentar a minha candidatura para um estágio curricular na área de cibersegurança. Concluí a parte teórica da minha formação profissional recentemente e estou à procura de uma oportunidade para ganhar experiência de trabalho na minha área de estudos.</text:p>
        <text:p text:style-name="P5"/>
        <text:p text:style-name="P5">Devido a algumas circunstâncias, o estágio fornecido pelo centro de formação não é o ideal para mim, razão pela qual decidi procurar um local que me possa proporcionar uma experiência de estágio mais adequada. Acredito que a vossa empresa é uma referência na área de cibersegurança em Portugal e seria uma excelente oportunidade para adquirir experiência de trabalho na área.</text:p>
        <text:p text:style-name="P5"/>
        <text:p text:style-name="P5">Para fornecer mais informações, o estágio curricular que procuro deverá ter a duração de 560 horas, sete horas por dia. Gostaria de mencionar também que prefiro trabalhar presencialmente, pois gostaria de desenvolver as minhas competências de trabalho em equipa e comunicação pessoal, visto que a parte comportamental e psicológica também é uma vertente importante na área da cibersegurança. No entanto, estou disposto a trabalhar em formato híbrido ou remoto, se necessário. Creio que esta experiência será enriquecedora para o meu desenvolvimento profissional e pessoal.</text:p>
        <text:p text:style-name="P5"/>
        <text:p text:style-name="P5">Durante a minha formação, adquiri conhecimentos sólidos em cibersegurança e tecnologias de informação, tais como análise de vulnerabilidades e evidências, deteção de ameaças e implementação de medidas de segurança. Sou curioso, autodidata e tenho uma forte ética de trabalho, tendo sempre a optar pela honestidade acima de tudo. Estou confiante de que posso contribuir significativamente para a vossa empresa enquanto aprendo e aperfeiçoo as minhas habilidades.</text:p>
        <text:p text:style-name="P5"/>
        <text:p text:style-name="P5">Envio em anexo o meu currículo atualizado para a vossa apreciação. Agradeço desde já a vossa consideração.</text:p>
        <text:p text:style-name="P5"/>
        <text:p text:style-name="P5"><text:soft-page-break/>Atenciosamente,</text:p>
        <text:p text:style-name="P5">João Rodrigo Mota da Costa</text:p>
        <text:p text:style-name="P5"/>
        <text:p text:style-name="P5">PS: Gostaria de mencionar que utilizei a ajuda de um assistente virtual de linguagem na redação deste email. Acredito que é importante ser honesto desde o início, e queria garantir que o meu email estava bem escrito e profissional.</text:p>
      </text:section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5T04:18:10.843967160</meta:creation-date>
    <dc:date>2023-05-30T00:30:25.104000000</dc:date>
    <meta:editing-duration>PT1H32M7S</meta:editing-duration>
    <meta:editing-cycles>6</meta:editing-cycles>
    <meta:generator>LibreOffice/7.5.4.1$Windows_X86_64 LibreOffice_project/3a6a10a8a824826630ea908dcaea93b45a6a0af1</meta:generator>
    <meta:document-statistic meta:table-count="0" meta:image-count="0" meta:object-count="0" meta:page-count="2" meta:paragraph-count="11" meta:word-count="365" meta:character-count="2377" meta:non-whitespace-character-count="2023"/>
  </office:meta>
</office:document-meta>
</file>